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ystem"/>
    <style:font-face style:name="Segoe UI" svg:font-family="Segoe UI" style:font-family-generic="swiss" style:font-pitch="variable" svg:panose-1="2 11 5 2 4 2 4 2 2 3"/>
    <style:font-face style:name="ArialMT" svg:font-family="ArialMT" style:font-family-generic="system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4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5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6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9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0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1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2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3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4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5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6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7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8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19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0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1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2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3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4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5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6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7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8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29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0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1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2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3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4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35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36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37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3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39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1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4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3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5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46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47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8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49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1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2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53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54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5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6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7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58" style:parent-style-name="Sommario1" style:family="paragraph">
      <style:paragraph-properties>
        <style:tab-stops>
          <style:tab-stop style:type="left" style:position="0.3055in"/>
          <style:tab-stop style:type="right" style:leader-style="dotted" style:leader-text="." style:position="6.6861in"/>
        </style:tab-stops>
      </style:paragraph-properties>
    </style:style>
    <style:style style:name="T59" style:parent-style-name="Car.predefinitoparagrafo" style:family="text">
      <style:text-properties style:font-name="Calibri" style:font-name-asian="Times New Roman" style:font-name-complex="Times New Roman" style:language-asian="it" style:country-asian="IT"/>
    </style:style>
    <style:style style:name="P6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1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2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3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4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5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6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7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68" style:parent-style-name="Somma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P69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70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71" style:parent-style-name="Sommario2" style:family="paragraph">
      <style:paragraph-properties>
        <style:tab-stops>
          <style:tab-stop style:type="right" style:leader-style="dotted" style:leader-text="." style:position="6.5333in"/>
        </style:tab-stops>
      </style:paragraph-properties>
    </style:style>
    <style:style style:name="P72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3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4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5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6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7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8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79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0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1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2" style:parent-style-name="Normale" style:family="paragraph">
      <style:paragraph-properties style:text-autospace="none" fo:margin-bottom="0in"/>
      <style:text-properties style:font-name="Arial-BoldMT" style:font-name-complex="Arial-BoldMT" fo:font-weight="bold" style:font-weight-asian="bold" style:font-weight-complex="bold" fo:font-size="18pt" style:font-size-asian="18pt" style:font-size-complex="18pt"/>
    </style:style>
    <style:style style:name="P83" style:parent-style-name="Titolo1" style:family="paragraph"/>
    <style:style style:name="P84" style:parent-style-name="Normale" style:family="paragraph">
      <style:paragraph-properties fo:line-height="106%"/>
    </style:style>
    <style:style style:name="T85" style:parent-style-name="Car.predefinitoparagrafo" style:family="text">
      <style:text-properties style:language-asian="it" style:country-asian="IT"/>
    </style:style>
    <style:style style:name="T86" style:parent-style-name="Collegamentoipertestuale" style:family="text">
      <style:text-properties style:font-name="Segoe UI" style:font-name-asian="Times New Roman" style:font-name-complex="Segoe UI" fo:font-size="10.5pt" style:font-size-asian="10.5pt" style:font-size-complex="10.5pt" style:language-asian="it" style:country-asian="IT"/>
    </style:style>
    <style:style style:name="T87" style:parent-style-name="Collegamentoipertestuale" style:family="text">
      <style:text-properties style:font-name="Segoe UI" style:font-name-asian="Times New Roman" style:font-name-complex="Segoe UI" fo:font-size="10.5pt" style:font-size-asian="10.5pt" style:font-size-complex="10.5pt" style:language-asian="it" style:country-asian="IT"/>
    </style:style>
    <style:style style:name="T88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T89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T90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T91" style:parent-style-name="Car.predefinitoparagrafo" style:family="text">
      <style:text-properties style:font-name="ArialMT" style:font-name-complex="ArialMT" fo:font-size="10pt" style:font-size-asian="10pt" style:font-size-complex="10pt"/>
    </style:style>
    <style:style style:name="T92" style:parent-style-name="Car.predefinitoparagrafo" style:family="text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P93" style:parent-style-name="Normale" style:family="paragraph">
      <style:text-properties style:font-name="Arial-BoldMT" style:font-name-complex="Arial-BoldMT" fo:font-weight="bold" style:font-weight-asian="bold" style:font-weight-complex="bold" fo:font-size="10pt" style:font-size-asian="10pt" style:font-size-complex="10pt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/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T98" style:parent-style-name="Car.predefinitoparagrafo" style:family="text">
      <style:text-properties fo:font-weight="bold" style:font-weight-asian="bold" style:font-weight-complex="bold"/>
    </style:style>
    <style:style style:name="T99" style:parent-style-name="Car.predefinitoparagrafo" style:family="text">
      <style:text-properties fo:font-weight="bold" style:font-weight-asian="bold" style:font-weight-complex="bold"/>
    </style:style>
    <style:style style:name="T100" style:parent-style-name="Car.predefinitoparagrafo" style:family="text">
      <style:text-properties fo:font-weight="bold" style:font-weight-asian="bold" style:font-weight-complex="bold"/>
    </style:style>
    <style:style style:name="P101" style:parent-style-name="Titolo1" style:family="paragraph"/>
    <style:style style:name="TableColumn103" style:family="table-column">
      <style:table-column-properties style:column-width="2.2284in"/>
    </style:style>
    <style:style style:name="TableColumn104" style:family="table-column">
      <style:table-column-properties style:column-width="2.2284in"/>
    </style:style>
    <style:style style:name="TableColumn105" style:family="table-column">
      <style:table-column-properties style:column-width="2.2291in"/>
    </style:style>
    <style:style style:name="Table102" style:family="table">
      <style:table-properties style:width="6.6861in" style:rel-width="100%" fo:margin-left="0in" table:align="left"/>
    </style:style>
    <style:style style:name="TableRow106" style:family="table-row">
      <style:table-row-properties/>
    </style:style>
    <style:style style:name="TableCell107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08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09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10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11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12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Row113" style:family="table-row">
      <style:table-row-properties/>
    </style:style>
    <style:style style:name="TableCell11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7" style:parent-style-name="Normale" style:family="paragraph">
      <style:paragraph-properties fo:text-align="center" fo:margin-bottom="0in"/>
      <style:text-properties style:font-name-asian="Times New Roman"/>
    </style:style>
    <style:style style:name="TableCell11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19" style:parent-style-name="Normale" style:family="paragraph">
      <style:paragraph-properties fo:text-align="center" fo:margin-bottom="0in"/>
      <style:text-properties style:font-name-asian="Times New Roman"/>
    </style:style>
    <style:style style:name="TableRow120" style:family="table-row">
      <style:table-row-properties/>
    </style:style>
    <style:style style:name="TableCell121" style:family="table-cell">
      <style:table-cell-properties fo:border="0.0069in solid #9CC2E5" style:writing-mode="lr-tb" fo:padding-top="0in" fo:padding-left="0.075in" fo:padding-bottom="0in" fo:padding-right="0.075in"/>
    </style:style>
    <style:style style:name="P122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23" style:family="table-cell">
      <style:table-cell-properties fo:border="0.0069in solid #9CC2E5" style:writing-mode="lr-tb" fo:padding-top="0in" fo:padding-left="0.075in" fo:padding-bottom="0in" fo:padding-right="0.075in"/>
    </style:style>
    <style:style style:name="P124" style:parent-style-name="Normale" style:family="paragraph">
      <style:paragraph-properties fo:text-align="center" fo:margin-bottom="0in"/>
      <style:text-properties style:font-name-asian="Times New Roman"/>
    </style:style>
    <style:style style:name="TableCell125" style:family="table-cell">
      <style:table-cell-properties fo:border="0.0069in solid #9CC2E5" style:writing-mode="lr-tb" fo:padding-top="0in" fo:padding-left="0.075in" fo:padding-bottom="0in" fo:padding-right="0.075in"/>
    </style:style>
    <style:style style:name="P126" style:parent-style-name="Normale" style:family="paragraph">
      <style:paragraph-properties fo:text-align="center" fo:margin-bottom="0in"/>
      <style:text-properties style:font-name-asian="Times New Roman"/>
    </style:style>
    <style:style style:name="TableColumn128" style:family="table-column">
      <style:table-column-properties style:column-width="1.6715in"/>
    </style:style>
    <style:style style:name="TableColumn129" style:family="table-column">
      <style:table-column-properties style:column-width="1.6715in"/>
    </style:style>
    <style:style style:name="TableColumn130" style:family="table-column">
      <style:table-column-properties style:column-width="1.6715in"/>
    </style:style>
    <style:style style:name="TableColumn131" style:family="table-column">
      <style:table-column-properties style:column-width="1.6715in"/>
    </style:style>
    <style:style style:name="Table127" style:family="table">
      <style:table-properties style:width="6.6861in" style:rel-width="100%" fo:margin-left="0in" table:align="left"/>
    </style:style>
    <style:style style:name="TableRow132" style:family="table-row">
      <style:table-row-properties/>
    </style:style>
    <style:style style:name="TableCell133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34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35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36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37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38" style:parent-style-name="Normale" style:family="paragraph">
      <style:paragraph-properties fo:text-align="center" fo:margin-bottom="0in"/>
    </style:style>
    <style:style style:name="T139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Cell140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41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Row142" style:family="table-row">
      <style:table-row-properties/>
    </style:style>
    <style:style style:name="TableCell14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4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4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6" style:parent-style-name="Normale" style:family="paragraph">
      <style:paragraph-properties fo:text-align="center" fo:margin-bottom="0in"/>
      <style:text-properties style:font-name-asian="Times New Roman"/>
    </style:style>
    <style:style style:name="P147" style:parent-style-name="Normale" style:family="paragraph">
      <style:paragraph-properties fo:text-align="center" fo:margin-bottom="0in"/>
      <style:text-properties style:font-name-asian="Times New Roman"/>
    </style:style>
    <style:style style:name="TableCell14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49" style:parent-style-name="Normale" style:family="paragraph">
      <style:paragraph-properties fo:text-align="center" fo:margin-bottom="0in"/>
    </style:style>
    <style:style style:name="T150" style:parent-style-name="Car.predefinitoparagrafo" style:family="text">
      <style:text-properties style:font-name-asian="Times New Roman" fo:color="#000000"/>
    </style:style>
    <style:style style:name="T151" style:parent-style-name="Car.predefinitoparagrafo" style:family="text">
      <style:text-properties style:font-name-asian="Times New Roman" fo:color="#000000"/>
    </style:style>
    <style:style style:name="TableCell15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53" style:parent-style-name="Normale" style:family="paragraph">
      <style:paragraph-properties fo:text-align="center" fo:margin-bottom="0in"/>
      <style:text-properties style:font-name-asian="Times New Roman"/>
    </style:style>
    <style:style style:name="TableRow154" style:family="table-row">
      <style:table-row-properties/>
    </style:style>
    <style:style style:name="TableCell155" style:family="table-cell">
      <style:table-cell-properties fo:border="0.0069in solid #9CC2E5" style:writing-mode="lr-tb" fo:padding-top="0in" fo:padding-left="0.075in" fo:padding-bottom="0in" fo:padding-right="0.075in"/>
    </style:style>
    <style:style style:name="P156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57" style:family="table-cell">
      <style:table-cell-properties fo:border="0.0069in solid #9CC2E5" style:writing-mode="lr-tb" fo:padding-top="0in" fo:padding-left="0.075in" fo:padding-bottom="0in" fo:padding-right="0.075in"/>
    </style:style>
    <style:style style:name="P158" style:parent-style-name="Normale" style:family="paragraph">
      <style:paragraph-properties fo:text-align="center" fo:margin-bottom="0in"/>
      <style:text-properties style:font-name-asian="Times New Roman"/>
    </style:style>
    <style:style style:name="P159" style:parent-style-name="Normale" style:family="paragraph">
      <style:paragraph-properties fo:text-align="center" fo:margin-bottom="0in"/>
      <style:text-properties style:font-name-asian="Times New Roman"/>
    </style:style>
    <style:style style:name="TableCell160" style:family="table-cell">
      <style:table-cell-properties fo:border="0.0069in solid #9CC2E5" style:writing-mode="lr-tb" fo:padding-top="0in" fo:padding-left="0.075in" fo:padding-bottom="0in" fo:padding-right="0.075in"/>
    </style:style>
    <style:style style:name="P161" style:parent-style-name="Normale" style:family="paragraph">
      <style:paragraph-properties style:text-autospace="none" fo:margin-bottom="0in"/>
    </style:style>
    <style:style style:name="T162" style:parent-style-name="Car.predefinitoparagrafo" style:family="text">
      <style:text-properties style:font-name-complex="Calibri" fo:color="#000000"/>
    </style:style>
    <style:style style:name="TableCell163" style:family="table-cell">
      <style:table-cell-properties fo:border="0.0069in solid #9CC2E5" style:writing-mode="lr-tb" fo:padding-top="0in" fo:padding-left="0.075in" fo:padding-bottom="0in" fo:padding-right="0.075in"/>
    </style:style>
    <style:style style:name="P164" style:parent-style-name="Normale" style:family="paragraph">
      <style:paragraph-properties fo:text-align="center" fo:margin-bottom="0in"/>
      <style:text-properties style:font-name-asian="Times New Roman"/>
    </style:style>
    <style:style style:name="P165" style:parent-style-name="Paragrafoelenco" style:family="paragraph"/>
    <style:style style:name="P166" style:parent-style-name="Paragrafoelenco" style:family="paragraph"/>
    <style:style style:name="P167" style:parent-style-name="Paragrafoelenco" style:family="paragraph"/>
    <style:style style:name="P168" style:parent-style-name="Paragrafoelenco" style:family="paragraph"/>
    <style:style style:name="T169" style:parent-style-name="Car.predefinitoparagrafo" style:family="text">
      <style:text-properties style:font-name="ArialMT" style:font-name-complex="ArialMT" fo:font-size="10pt" style:font-size-asian="10pt" style:font-size-complex="10pt"/>
    </style:style>
    <style:style style:name="TableColumn171" style:family="table-column">
      <style:table-column-properties style:column-width="3.343in"/>
    </style:style>
    <style:style style:name="TableColumn172" style:family="table-column">
      <style:table-column-properties style:column-width="3.343in"/>
    </style:style>
    <style:style style:name="Table170" style:family="table">
      <style:table-properties style:width="6.6861in" style:rel-width="100%" fo:margin-left="0in" table:align="left"/>
    </style:style>
    <style:style style:name="TableRow173" style:family="table-row">
      <style:table-row-properties/>
    </style:style>
    <style:style style:name="TableCell174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7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76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177" style:parent-style-name="Normale" style:family="paragraph">
      <style:paragraph-properties fo:text-align="center" fo:margin-bottom="0in"/>
    </style:style>
    <style:style style:name="T178" style:parent-style-name="Car.predefinitoparagrafo" style:family="text">
      <style:text-properties style:font-name-asian="Times New Roman"/>
    </style:style>
    <style:style style:name="T179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180" style:parent-style-name="Car.predefinitoparagrafo" style:family="text">
      <style:text-properties style:font-name-asian="Times New Roman"/>
    </style:style>
    <style:style style:name="TableRow181" style:family="table-row">
      <style:table-row-properties/>
    </style:style>
    <style:style style:name="TableCell182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3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8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85" style:parent-style-name="Normale" style:family="paragraph">
      <style:paragraph-properties fo:text-align="center" fo:margin-bottom="0in"/>
      <style:text-properties style:font-name-asian="Times New Roman"/>
    </style:style>
    <style:style style:name="P186" style:parent-style-name="Normale" style:family="paragraph">
      <style:paragraph-properties fo:text-align="center" fo:margin-bottom="0in"/>
      <style:text-properties style:font-name-asian="Times New Roman"/>
    </style:style>
    <style:style style:name="TableRow187" style:family="table-row">
      <style:table-row-properties/>
    </style:style>
    <style:style style:name="TableCell188" style:family="table-cell">
      <style:table-cell-properties fo:border="0.0069in solid #9CC2E5" style:writing-mode="lr-tb" fo:padding-top="0in" fo:padding-left="0.075in" fo:padding-bottom="0in" fo:padding-right="0.075in"/>
    </style:style>
    <style:style style:name="P189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190" style:family="table-cell">
      <style:table-cell-properties fo:border="0.0069in solid #9CC2E5" style:writing-mode="lr-tb" fo:padding-top="0in" fo:padding-left="0.075in" fo:padding-bottom="0in" fo:padding-right="0.075in"/>
    </style:style>
    <style:style style:name="P191" style:parent-style-name="Normale" style:family="paragraph">
      <style:paragraph-properties fo:text-align="center" fo:margin-bottom="0in"/>
      <style:text-properties style:font-name-asian="Times New Roman"/>
    </style:style>
    <style:style style:name="TableRow192" style:family="table-row">
      <style:table-row-properties/>
    </style:style>
    <style:style style:name="TableCell193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4" style:parent-style-name="Normale" style:family="paragraph">
      <style:paragraph-properties fo:text-align="center" fo:margin-bottom="0in"/>
    </style:style>
    <style:style style:name="T195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19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197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198" style:family="table-row">
      <style:table-row-properties/>
    </style:style>
    <style:style style:name="TableCell199" style:family="table-cell">
      <style:table-cell-properties fo:border="0.0069in solid #9CC2E5" style:writing-mode="lr-tb" fo:padding-top="0in" fo:padding-left="0.075in" fo:padding-bottom="0in" fo:padding-right="0.075in"/>
    </style:style>
    <style:style style:name="P200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01" style:family="table-cell">
      <style:table-cell-properties fo:border="0.0069in solid #9CC2E5" style:writing-mode="lr-tb" fo:padding-top="0in" fo:padding-left="0.075in" fo:padding-bottom="0in" fo:padding-right="0.075in"/>
    </style:style>
    <style:style style:name="P202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03" style:family="table-row">
      <style:table-row-properties/>
    </style:style>
    <style:style style:name="TableCell20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0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07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08" style:family="table-row">
      <style:table-row-properties/>
    </style:style>
    <style:style style:name="TableCell209" style:family="table-cell">
      <style:table-cell-properties fo:border="0.0069in solid #9CC2E5" style:writing-mode="lr-tb" fo:padding-top="0in" fo:padding-left="0.075in" fo:padding-bottom="0in" fo:padding-right="0.075in"/>
    </style:style>
    <style:style style:name="P210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11" style:family="table-cell">
      <style:table-cell-properties fo:border="0.0069in solid #9CC2E5" style:writing-mode="lr-tb" fo:padding-top="0in" fo:padding-left="0.075in" fo:padding-bottom="0in" fo:padding-right="0.075in"/>
    </style:style>
    <style:style style:name="P212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13" style:family="table-row">
      <style:table-row-properties/>
    </style:style>
    <style:style style:name="TableCell21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1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17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Column219" style:family="table-column">
      <style:table-column-properties style:column-width="3.343in"/>
    </style:style>
    <style:style style:name="TableColumn220" style:family="table-column">
      <style:table-column-properties style:column-width="3.343in"/>
    </style:style>
    <style:style style:name="Table218" style:family="table">
      <style:table-properties style:width="6.6861in" style:rel-width="100%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23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24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25" style:parent-style-name="Normale" style:family="paragraph">
      <style:paragraph-properties fo:text-align="center" fo:margin-bottom="0in"/>
    </style:style>
    <style:style style:name="T226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Row227" style:family="table-row">
      <style:table-row-properties/>
    </style:style>
    <style:style style:name="TableCell22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29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3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1" style:parent-style-name="Normale" style:family="paragraph">
      <style:paragraph-properties fo:margin-bottom="0in"/>
      <style:text-properties style:font-name-asian="Times New Roman"/>
    </style:style>
    <style:style style:name="TableRow232" style:family="table-row">
      <style:table-row-properties/>
    </style:style>
    <style:style style:name="TableCell233" style:family="table-cell">
      <style:table-cell-properties fo:border="0.0069in solid #9CC2E5" style:writing-mode="lr-tb" fo:padding-top="0in" fo:padding-left="0.075in" fo:padding-bottom="0in" fo:padding-right="0.075in"/>
    </style:style>
    <style:style style:name="P234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35" style:family="table-cell">
      <style:table-cell-properties fo:border="0.0069in solid #9CC2E5" style:writing-mode="lr-tb" fo:padding-top="0in" fo:padding-left="0.075in" fo:padding-bottom="0in" fo:padding-right="0.075in"/>
    </style:style>
    <style:style style:name="P236" style:parent-style-name="Normale" style:family="paragraph">
      <style:paragraph-properties fo:text-align="center" fo:margin-bottom="0in"/>
      <style:text-properties style:font-name-asian="Times New Roman"/>
    </style:style>
    <style:style style:name="TableRow237" style:family="table-row">
      <style:table-row-properties/>
    </style:style>
    <style:style style:name="TableCell23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39" style:parent-style-name="Normale" style:family="paragraph">
      <style:paragraph-properties fo:text-align="center" fo:margin-bottom="0in"/>
    </style:style>
    <style:style style:name="T240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24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42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43" style:family="table-row">
      <style:table-row-properties/>
    </style:style>
    <style:style style:name="TableCell244" style:family="table-cell">
      <style:table-cell-properties fo:border="0.0069in solid #9CC2E5" style:writing-mode="lr-tb" fo:padding-top="0in" fo:padding-left="0.075in" fo:padding-bottom="0in" fo:padding-right="0.075in"/>
    </style:style>
    <style:style style:name="P24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46" style:family="table-cell">
      <style:table-cell-properties fo:border="0.0069in solid #9CC2E5" style:writing-mode="lr-tb" fo:padding-top="0in" fo:padding-left="0.075in" fo:padding-bottom="0in" fo:padding-right="0.075in"/>
    </style:style>
    <style:style style:name="P247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48" style:family="table-row">
      <style:table-row-properties/>
    </style:style>
    <style:style style:name="TableCell24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0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5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52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53" style:family="table-row">
      <style:table-row-properties/>
    </style:style>
    <style:style style:name="TableCell254" style:family="table-cell">
      <style:table-cell-properties fo:border="0.0069in solid #9CC2E5" style:writing-mode="lr-tb" fo:padding-top="0in" fo:padding-left="0.075in" fo:padding-bottom="0in" fo:padding-right="0.075in"/>
    </style:style>
    <style:style style:name="P25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56" style:family="table-cell">
      <style:table-cell-properties fo:border="0.0069in solid #9CC2E5" style:writing-mode="lr-tb" fo:padding-top="0in" fo:padding-left="0.075in" fo:padding-bottom="0in" fo:padding-right="0.075in"/>
    </style:style>
    <style:style style:name="P257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58" style:family="table-row">
      <style:table-row-properties/>
    </style:style>
    <style:style style:name="TableCell25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0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61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62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Column264" style:family="table-column">
      <style:table-column-properties style:column-width="3.343in"/>
    </style:style>
    <style:style style:name="TableColumn265" style:family="table-column">
      <style:table-column-properties style:column-width="3.343in"/>
    </style:style>
    <style:style style:name="Table263" style:family="table">
      <style:table-properties style:width="6.6861in" style:rel-width="100%" fo:margin-left="0in" table:align="left"/>
    </style:style>
    <style:style style:name="TableRow266" style:family="table-row">
      <style:table-row-properties/>
    </style:style>
    <style:style style:name="TableCell267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68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69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270" style:parent-style-name="Normale" style:family="paragraph">
      <style:paragraph-properties fo:text-align="center" fo:margin-bottom="0in"/>
    </style:style>
    <style:style style:name="T271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272" style:parent-style-name="Car.predefinitoparagrafo" style:family="text">
      <style:text-properties style:font-name-asian="Times New Roman" fo:font-weight="bold" style:font-weight-asian="bold" style:font-weight-complex="bold"/>
    </style:style>
    <style:style style:name="TableRow273" style:family="table-row">
      <style:table-row-properties/>
    </style:style>
    <style:style style:name="TableCell274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7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7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77" style:parent-style-name="Normale" style:family="paragraph">
      <style:paragraph-properties fo:margin-bottom="0in"/>
      <style:text-properties style:font-name-asian="Times New Roman"/>
    </style:style>
    <style:style style:name="P278" style:parent-style-name="Normale" style:family="paragraph">
      <style:paragraph-properties fo:margin-bottom="0in"/>
      <style:text-properties style:font-name-asian="Times New Roman"/>
    </style:style>
    <style:style style:name="TableRow279" style:family="table-row">
      <style:table-row-properties/>
    </style:style>
    <style:style style:name="TableCell280" style:family="table-cell">
      <style:table-cell-properties fo:border="0.0069in solid #9CC2E5" style:writing-mode="lr-tb" fo:padding-top="0in" fo:padding-left="0.075in" fo:padding-bottom="0in" fo:padding-right="0.075in"/>
    </style:style>
    <style:style style:name="P281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282" style:family="table-cell">
      <style:table-cell-properties fo:border="0.0069in solid #9CC2E5" style:writing-mode="lr-tb" fo:padding-top="0in" fo:padding-left="0.075in" fo:padding-bottom="0in" fo:padding-right="0.075in"/>
    </style:style>
    <style:style style:name="P283" style:parent-style-name="Normale" style:family="paragraph">
      <style:paragraph-properties fo:text-align="center" fo:margin-bottom="0in"/>
      <style:text-properties style:font-name-asian="Times New Roman"/>
    </style:style>
    <style:style style:name="P284" style:parent-style-name="Normale" style:family="paragraph">
      <style:paragraph-properties fo:text-align="center" fo:margin-bottom="0in"/>
      <style:text-properties style:font-name-asian="Times New Roman"/>
    </style:style>
    <style:style style:name="TableRow285" style:family="table-row">
      <style:table-row-properties/>
    </style:style>
    <style:style style:name="TableCell286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87" style:parent-style-name="Normale" style:family="paragraph">
      <style:paragraph-properties fo:text-align="center" fo:margin-bottom="0in"/>
    </style:style>
    <style:style style:name="T288" style:parent-style-name="Car.predefinitoparagrafo" style:family="text">
      <style:text-properties style:font-name-asian="Times New Roman" fo:font-weight="bold" style:font-weight-asian="bold" style:font-weight-complex="bold" fo:color="#000000"/>
    </style:style>
    <style:style style:name="TableCell289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0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91" style:family="table-row">
      <style:table-row-properties/>
    </style:style>
    <style:style style:name="TableCell292" style:family="table-cell">
      <style:table-cell-properties fo:border="0.0069in solid #9CC2E5" style:writing-mode="lr-tb" fo:padding-top="0in" fo:padding-left="0.075in" fo:padding-bottom="0in" fo:padding-right="0.075in"/>
    </style:style>
    <style:style style:name="P293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294" style:family="table-cell">
      <style:table-cell-properties fo:border="0.0069in solid #9CC2E5" style:writing-mode="lr-tb" fo:padding-top="0in" fo:padding-left="0.075in" fo:padding-bottom="0in" fo:padding-right="0.075in"/>
    </style:style>
    <style:style style:name="P295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P296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297" style:family="table-row">
      <style:table-row-properties/>
    </style:style>
    <style:style style:name="TableCell29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299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30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1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302" style:family="table-row">
      <style:table-row-properties/>
    </style:style>
    <style:style style:name="TableCell303" style:family="table-cell">
      <style:table-cell-properties fo:border="0.0069in solid #9CC2E5" style:writing-mode="lr-tb" fo:padding-top="0in" fo:padding-left="0.075in" fo:padding-bottom="0in" fo:padding-right="0.075in"/>
    </style:style>
    <style:style style:name="P304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305" style:family="table-cell">
      <style:table-cell-properties fo:border="0.0069in solid #9CC2E5" style:writing-mode="lr-tb" fo:padding-top="0in" fo:padding-left="0.075in" fo:padding-bottom="0in" fo:padding-right="0.075in"/>
    </style:style>
    <style:style style:name="P306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TableRow307" style:family="table-row">
      <style:table-row-properties/>
    </style:style>
    <style:style style:name="TableCell308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09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 fo:color="#000000"/>
    </style:style>
    <style:style style:name="TableCell310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11" style:parent-style-name="Normale" style:family="paragraph">
      <style:paragraph-properties fo:text-align="center" fo:margin-bottom="0in"/>
      <style:text-properties style:font-name-asian="Times New Roman" fo:color="#000000"/>
    </style:style>
    <style:style style:name="P312" style:parent-style-name="Paragrafoelenco" style:family="paragraph"/>
    <style:style style:name="P313" style:parent-style-name="Paragrafoelenco" style:family="paragraph"/>
    <style:style style:name="T314" style:parent-style-name="Car.predefinitoparagrafo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style:language-asian="it" style:country-asian="IT"/>
    </style:style>
    <style:style style:name="P315" style:parent-style-name="Paragrafoelenco" style:family="paragraph"/>
    <style:style style:name="T316" style:parent-style-name="Car.predefinitoparagrafo" style:family="text">
      <style:text-properties style:font-name="Segoe UI" style:font-name-asian="Times New Roman" style:font-name-complex="Segoe UI" fo:color="#0000FF" fo:font-size="10.5pt" style:font-size-asian="10.5pt" style:font-size-complex="10.5pt" style:text-underline-type="single" style:text-underline-style="solid" style:text-underline-width="auto" style:text-underline-mode="continuous" style:language-asian="it" style:country-asian="IT"/>
    </style:style>
    <style:style style:name="P317" style:parent-style-name="Paragrafoelenco" style:family="paragraph"/>
    <style:style style:name="P318" style:parent-style-name="Paragrafoelenco" style:family="paragraph"/>
    <style:style style:name="P319" style:parent-style-name="Titolo1" style:family="paragraph"/>
    <style:style style:name="TableColumn321" style:family="table-column">
      <style:table-column-properties style:column-width="3.3465in"/>
    </style:style>
    <style:style style:name="TableColumn322" style:family="table-column">
      <style:table-column-properties style:column-width="3.3465in"/>
    </style:style>
    <style:style style:name="Table320" style:family="table">
      <style:table-properties style:width="6.693in" style:rel-width="100%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25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32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27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Row328" style:family="table-row">
      <style:table-row-properties/>
    </style:style>
    <style:style style:name="TableCell329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30" style:parent-style-name="Normale" style:family="paragraph">
      <style:paragraph-properties fo:text-align="center" fo:margin-bottom="0in"/>
      <style:text-properties style:font-name="Calibri" style:font-name-asian="Times New Roman" style:font-name-complex="Calibri" fo:font-weight="bold" style:font-weight-asian="bold" style:font-weight-complex="bold"/>
    </style:style>
    <style:style style:name="TableCell331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32" style:parent-style-name="Normale" style:family="paragraph">
      <style:paragraph-properties fo:text-align="center" fo:margin-bottom="0in"/>
      <style:text-properties style:font-name="Calibri" style:font-name-asian="Times New Roman" style:font-name-complex="Calibri"/>
    </style:style>
    <style:style style:name="TableRow333" style:family="table-row">
      <style:table-row-properties/>
    </style:style>
    <style:style style:name="TableCell334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35" style:parent-style-name="Normale" style:family="paragraph">
      <style:paragraph-properties fo:text-align="center" fo:margin-bottom="0in"/>
      <style:text-properties style:font-name="Calibri" style:font-name-asian="Times New Roman" style:font-name-complex="Calibri" fo:font-weight="bold" style:font-weight-asian="bold" style:font-weight-complex="bold"/>
    </style:style>
    <style:style style:name="TableCell33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37" style:parent-style-name="Normale" style:family="paragraph">
      <style:paragraph-properties fo:text-align="center" fo:margin-bottom="0in"/>
      <style:text-properties style:font-name="Calibri" style:font-name-asian="Times New Roman" style:font-name-complex="Calibri"/>
    </style:style>
    <style:style style:name="TableRow338" style:family="table-row">
      <style:table-row-properties/>
    </style:style>
    <style:style style:name="TableCell339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40" style:parent-style-name="Normale" style:family="paragraph">
      <style:paragraph-properties fo:text-align="center" fo:margin-bottom="0in"/>
      <style:text-properties style:font-name="Calibri" style:font-name-asian="Times New Roman" style:font-name-complex="Calibri" fo:font-weight="bold" style:font-weight-asian="bold" style:font-weight-complex="bold"/>
    </style:style>
    <style:style style:name="TableCell341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42" style:parent-style-name="Normale" style:family="paragraph">
      <style:paragraph-properties fo:text-align="center" fo:margin-bottom="0in"/>
      <style:text-properties style:font-name="Calibri" style:font-name-asian="Times New Roman" style:font-name-complex="Calibri"/>
    </style:style>
    <style:style style:name="TableRow343" style:family="table-row">
      <style:table-row-properties/>
    </style:style>
    <style:style style:name="TableCell344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45" style:parent-style-name="Normale" style:family="paragraph">
      <style:paragraph-properties fo:text-align="center" fo:margin-bottom="0in"/>
      <style:text-properties style:font-name="Calibri" style:font-name-asian="Times New Roman" style:font-name-complex="Calibri" fo:font-weight="bold" style:font-weight-asian="bold" style:font-weight-complex="bold"/>
    </style:style>
    <style:style style:name="TableCell346" style:family="table-cell">
      <style:table-cell-properties fo:border-top="0.0069in solid #8EAADB" fo:border-left="none" fo:border-bottom="0.0069in solid #8EAADB" fo:border-right="none" style:writing-mode="lr-tb" fo:padding-top="0in" fo:padding-left="0.075in" fo:padding-bottom="0in" fo:padding-right="0.075in"/>
    </style:style>
    <style:style style:name="P347" style:parent-style-name="Normale" style:family="paragraph">
      <style:paragraph-properties fo:text-align="center" fo:margin-bottom="0in"/>
      <style:text-properties style:font-name="Calibri" style:font-name-asian="Times New Roman" style:font-name-complex="Calibri"/>
    </style:style>
    <style:style style:name="TableRow348" style:family="table-row">
      <style:table-row-properties/>
    </style:style>
    <style:style style:name="TableCell349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0" style:parent-style-name="Normale" style:family="paragraph">
      <style:paragraph-properties fo:text-align="center" fo:margin-bottom="0in"/>
      <style:text-properties style:font-name="Calibri" style:font-name-asian="Times New Roman" style:font-name-complex="Calibri" fo:font-weight="bold" style:font-weight-asian="bold" style:font-weight-complex="bold"/>
    </style:style>
    <style:style style:name="TableCell351" style:family="table-cell">
      <style:table-cell-properties fo:border-top="0.0069in solid #8EAADB" fo:border-left="none" fo:border-bottom="0.0069in solid #8EAADB" fo:border-right="none" fo:background-color="#D9E2F3" style:writing-mode="lr-tb" fo:padding-top="0in" fo:padding-left="0.075in" fo:padding-bottom="0in" fo:padding-right="0.075in"/>
    </style:style>
    <style:style style:name="P352" style:parent-style-name="Normale" style:family="paragraph">
      <style:paragraph-properties fo:text-align="center" fo:margin-bottom="0in"/>
      <style:text-properties style:font-name="Calibri" style:font-name-asian="Times New Roman" style:font-name-complex="Calibri"/>
    </style:style>
    <style:style style:name="P353" style:parent-style-name="Titolo1" style:family="paragraph"/>
    <style:style style:name="P354" style:parent-style-name="Normale" style:family="paragraph">
      <style:text-properties style:font-name="ArialMT" style:font-name-complex="ArialMT" fo:font-size="10pt" style:font-size-asian="10pt" style:font-size-complex="10pt"/>
    </style:style>
    <style:style style:name="P355" style:parent-style-name="Normale" style:family="paragraph">
      <style:text-properties style:font-name="ArialMT" style:font-name-complex="ArialMT" fo:font-size="10pt" style:font-size-asian="10pt" style:font-size-complex="10pt"/>
    </style:style>
    <style:style style:name="TableColumn357" style:family="table-column">
      <style:table-column-properties style:column-width="3.343in"/>
    </style:style>
    <style:style style:name="TableColumn358" style:family="table-column">
      <style:table-column-properties style:column-width="3.343in"/>
    </style:style>
    <style:style style:name="Table356" style:family="table">
      <style:table-properties style:width="6.6861in" style:rel-width="100%" fo:margin-left="0in" table:align="left"/>
    </style:style>
    <style:style style:name="TableRow359" style:family="table-row">
      <style:table-row-properties/>
    </style:style>
    <style:style style:name="TableCell360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362" style:family="table-cell">
      <style:table-cell-properties fo:border-top="0.0069in solid #9CC2E5" fo:border-left="0.0069in solid #9CC2E5" fo:border-bottom="0.0208in solid #9CC2E5" fo:border-right="0.0069in solid #9CC2E5" style:writing-mode="lr-tb" fo:padding-top="0in" fo:padding-left="0.075in" fo:padding-bottom="0in" fo:padding-right="0.075in"/>
    </style:style>
    <style:style style:name="P363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Row364" style:family="table-row">
      <style:table-row-properties/>
    </style:style>
    <style:style style:name="TableCell365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66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367" style:family="table-cell">
      <style:table-cell-properties fo:border="0.0069in solid #9CC2E5" fo:background-color="#DEEAF6" style:writing-mode="lr-tb" fo:padding-top="0in" fo:padding-left="0.075in" fo:padding-bottom="0in" fo:padding-right="0.075in"/>
    </style:style>
    <style:style style:name="P368" style:parent-style-name="Normale" style:family="paragraph">
      <style:paragraph-properties fo:text-align="center" fo:margin-bottom="0in"/>
      <style:text-properties style:font-name-asian="Times New Roman"/>
    </style:style>
    <style:style style:name="TableRow369" style:family="table-row">
      <style:table-row-properties/>
    </style:style>
    <style:style style:name="TableCell370" style:family="table-cell">
      <style:table-cell-properties fo:border="0.0069in solid #9CC2E5" style:writing-mode="lr-tb" fo:padding-top="0in" fo:padding-left="0.075in" fo:padding-bottom="0in" fo:padding-right="0.075in"/>
    </style:style>
    <style:style style:name="P371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372" style:family="table-cell">
      <style:table-cell-properties fo:border="0.0069in solid #9CC2E5" style:writing-mode="lr-tb" fo:padding-top="0in" fo:padding-left="0.075in" fo:padding-bottom="0in" fo:padding-right="0.075in"/>
    </style:style>
    <style:style style:name="P373" style:parent-style-name="Normale" style:family="paragraph">
      <style:paragraph-properties fo:text-align="center" fo:margin-bottom="0in"/>
      <style:text-properties style:font-name-asian="Times New Roman"/>
    </style:style>
    <style:style style:name="TableRow374" style:family="table-row">
      <style:table-row-properties/>
    </style:style>
    <style:style style:name="TableCell375" style:family="table-cell">
      <style:table-cell-properties fo:border="0.0069in solid #9CC2E5" style:writing-mode="lr-tb" fo:padding-top="0in" fo:padding-left="0.075in" fo:padding-bottom="0in" fo:padding-right="0.075in"/>
    </style:style>
    <style:style style:name="P376" style:parent-style-name="Normale" style:family="paragraph">
      <style:paragraph-properties fo:text-align="center" fo:margin-bottom="0in"/>
      <style:text-properties style:font-name-asian="Times New Roman" fo:font-weight="bold" style:font-weight-asian="bold" style:font-weight-complex="bold"/>
    </style:style>
    <style:style style:name="TableCell377" style:family="table-cell">
      <style:table-cell-properties fo:border="0.0069in solid #9CC2E5" style:writing-mode="lr-tb" fo:padding-top="0in" fo:padding-left="0.075in" fo:padding-bottom="0in" fo:padding-right="0.075in"/>
    </style:style>
    <style:style style:name="P378" style:parent-style-name="Normale" style:family="paragraph">
      <style:paragraph-properties fo:text-align="center" fo:margin-bottom="0in"/>
      <style:text-properties style:font-name-asian="Times New Roman"/>
    </style:style>
  </office:automatic-styles>
  <office:body>
    <office:text text:use-soft-page-breaks="true">
      <text:p text:style-name="P1">Finch Airlines</text:p>
      <text:p text:style-name="P3">Documento di visione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Titolosommario">I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omma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omma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5"><text:a xlink:href="#_Toc39830713" office:target-frame-name="_top" xlink:show="replace"><text:span text:style-name="Collegamentoipertestuale">1.</text:span><text:span text:style-name="T36"><text:tab/></text:span><text:span text:style-name="Collegamentoipertestuale">Introduzione</text:span><text:tab/>3</text:a></text:p>
          <text:p text:style-name="P37"><text:a xlink:href="#_Toc39830714" office:target-frame-name="_top" xlink:show="replace"><text:span text:style-name="Collegamentoipertestuale">1.1 Scopo</text:span><text:tab/>3</text:a></text:p>
          <text:p text:style-name="P38"><text:a xlink:href="#_Toc39830715" office:target-frame-name="_top" xlink:show="replace"><text:span text:style-name="Collegamentoipertestuale">1.2 Portata</text:span><text:tab/>3</text:a></text:p>
          <text:p text:style-name="P39"><text:a xlink:href="#_Toc39830716" office:target-frame-name="_top" xlink:show="replace"><text:span text:style-name="Collegamentoipertestuale">1.3 Definizioni</text:span><text:tab/>3</text:a></text:p>
          <text:p text:style-name="P40"><text:a xlink:href="#_Toc39830717" office:target-frame-name="_top" xlink:show="replace"><text:span text:style-name="Collegamentoipertestuale">1.4 Riferimenti</text:span><text:tab/>4</text:a></text:p>
          <text:p text:style-name="P41"><text:a xlink:href="#_Toc39830718" office:target-frame-name="_top" xlink:show="replace"><text:span text:style-name="Collegamentoipertestuale">2. Posizionamento</text:span><text:tab/>4</text:a></text:p>
          <text:p text:style-name="P42"><text:a xlink:href="#_Toc39830719" office:target-frame-name="_top" xlink:show="replace"><text:span text:style-name="Collegamentoipertestuale">2.1 Opportunità di Business</text:span><text:tab/>4</text:a></text:p>
          <text:p text:style-name="P43"><text:a xlink:href="#_Toc39830720" office:target-frame-name="_top" xlink:show="replace"><text:span text:style-name="Collegamentoipertestuale">2.2 Formulazione del problema</text:span><text:tab/>4</text:a></text:p>
          <text:p text:style-name="P44"><text:a xlink:href="#_Toc39830721" office:target-frame-name="_top" xlink:show="replace"><text:span text:style-name="Collegamentoipertestuale">2.3 Formulazione della posizione del prodotto</text:span><text:tab/>4</text:a></text:p>
          <text:p text:style-name="P45"><text:a xlink:href="#_Toc39830722" office:target-frame-name="_top" xlink:show="replace"><text:span text:style-name="Collegamentoipertestuale">3.</text:span><text:span text:style-name="T46"><text:tab/></text:span><text:span text:style-name="Collegamentoipertestuale">Parti interessate e descrizioni utente</text:span><text:tab/>5</text:a></text:p>
          <text:p text:style-name="P47"><text:a xlink:href="#_Toc39830723" office:target-frame-name="_top" xlink:show="replace"><text:span text:style-name="Collegamentoipertestuale">3.1 Riepilogo delle parti interessate</text:span><text:tab/>5</text:a></text:p>
          <text:p text:style-name="P48"><text:a xlink:href="#_Toc39830724" office:target-frame-name="_top" xlink:show="replace"><text:span text:style-name="Collegamentoipertestuale">3.2 Riepilogo dell’utente</text:span><text:tab/>5</text:a></text:p>
          <text:p text:style-name="P49"><text:a xlink:href="#_Toc39830725" office:target-frame-name="_top" xlink:show="replace"><text:span text:style-name="Collegamentoipertestuale">3.3 Ambiente dell’utente</text:span><text:tab/>5</text:a></text:p>
          <text:p text:style-name="P50"><text:a xlink:href="#_Toc39830726" office:target-frame-name="_top" xlink:show="replace"><text:span text:style-name="Collegamentoipertestuale">3.4 Profili delle parti interessate e degli utenti</text:span><text:tab/>6</text:a></text:p>
          <text:p text:style-name="P51"><text:a xlink:href="#_Toc39830727" office:target-frame-name="_top" xlink:show="replace"><text:span text:style-name="Collegamentoipertestuale">3.5 Alternative e Concorrenza</text:span><text:tab/>7</text:a></text:p>
          <text:p text:style-name="P52"><text:a xlink:href="#_Toc39830728" office:target-frame-name="_top" xlink:show="replace"><text:span text:style-name="Collegamentoipertestuale">4.</text:span><text:span text:style-name="T53"><text:tab/></text:span><text:span text:style-name="Collegamentoipertestuale">Descrizione generale del prodotto</text:span><text:tab/>7</text:a></text:p>
          <text:p text:style-name="P54"><text:a xlink:href="#_Toc39830729" office:target-frame-name="_top" xlink:show="replace"><text:span text:style-name="Collegamentoipertestuale">4.1 Punto di vista del prodotto</text:span><text:tab/>7</text:a></text:p>
          <text:p text:style-name="P55"><text:a xlink:href="#_Toc39830730" office:target-frame-name="_top" xlink:show="replace"><text:span text:style-name="Collegamentoipertestuale">4.2 Riepilogo dei vantaggi</text:span><text:tab/>7</text:a></text:p>
          <text:p text:style-name="P56"><text:a xlink:href="#_Toc39830731" office:target-frame-name="_top" xlink:show="replace"><text:span text:style-name="Collegamentoipertestuale">4.3 Ipotesi e dipendenze</text:span><text:tab/>8</text:a></text:p>
          <text:p text:style-name="P57"><text:a xlink:href="#_Toc39830732" office:target-frame-name="_top" xlink:show="replace"><text:span text:style-name="Collegamentoipertestuale">4.4 Licenze ed installazione</text:span><text:tab/>8</text:a></text:p>
          <text:p text:style-name="P58"><text:a xlink:href="#_Toc39830733" office:target-frame-name="_top" xlink:show="replace"><text:span text:style-name="Collegamentoipertestuale">5.</text:span><text:span text:style-name="T59"><text:tab/></text:span><text:span text:style-name="Collegamentoipertestuale">Caratteristiche del sistema</text:span><text:tab/>8</text:a></text:p>
          <text:p text:style-name="P60"><text:a xlink:href="#_Toc39830734" office:target-frame-name="_top" xlink:show="replace"><text:span text:style-name="Collegamentoipertestuale">5.1 Caratteristiche del sistema</text:span><text:tab/>8</text:a></text:p>
          <text:p text:style-name="P61"><text:a xlink:href="#_Toc39830735" office:target-frame-name="_top" xlink:show="replace"><text:span text:style-name="Collegamentoipertestuale">5.2 Acquisto e prenotazione</text:span><text:tab/>8</text:a></text:p>
          <text:p text:style-name="P62"><text:a xlink:href="#_Toc39830736" office:target-frame-name="_top" xlink:show="replace"><text:span text:style-name="Collegamentoipertestuale">5.3 Gestione voli</text:span><text:tab/>8</text:a></text:p>
          <text:p text:style-name="P63"><text:a xlink:href="#_Toc39830737" office:target-frame-name="_top" xlink:show="replace"><text:span text:style-name="Collegamentoipertestuale">5.4 Promozioni</text:span><text:tab/>9</text:a></text:p>
          <text:p text:style-name="P64"><text:a xlink:href="#_Toc39830738" office:target-frame-name="_top" xlink:show="replace"><text:span text:style-name="Collegamentoipertestuale">6. Precedenze e Priorità</text:span><text:tab/>9</text:a></text:p>
          <text:p text:style-name="P65"><text:a xlink:href="#_Toc39830739" office:target-frame-name="_top" xlink:show="replace"><text:span text:style-name="Collegamentoipertestuale">7. Vincoli e altri requisiti del prodotto</text:span><text:tab/>9</text:a></text:p>
          <text:p text:style-name="P66"><text:a xlink:href="#_Toc39830740" office:target-frame-name="_top" xlink:show="replace"><text:span text:style-name="Collegamentoipertestuale">7.1 Requisiti di Sistema</text:span><text:tab/>9</text:a></text:p>
          <text:p text:style-name="P67"><text:a xlink:href="#_Toc39830741" office:target-frame-name="_top" xlink:show="replace"><text:span text:style-name="Collegamentoipertestuale">7.2 Requisiti di Performance</text:span><text:tab/>9</text:a></text:p>
          <text:p text:style-name="P68"><text:a xlink:href="#_Toc39830742" office:target-frame-name="_top" xlink:show="replace"><text:span text:style-name="Collegamentoipertestuale">8. Requisiti di Documentazione</text:span><text:tab/>10</text:a></text:p>
          <text:p text:style-name="P69"><text:a xlink:href="#_Toc39830743" office:target-frame-name="_top" xlink:show="replace"><text:span text:style-name="Collegamentoipertestuale">8.1 Manuale Utente</text:span><text:tab/>10</text:a></text:p>
          <text:p text:style-name="P70"><text:a xlink:href="#_Toc39830744" office:target-frame-name="_top" xlink:show="replace"><text:span text:style-name="Collegamentoipertestuale">8.2 Help Online</text:span><text:tab/>10</text:a></text:p>
          <text:p text:style-name="P71"><text:a xlink:href="#_Toc39830745" office:target-frame-name="_top" xlink:show="replace"><text:span text:style-name="Collegamentoipertestuale">8.3 Guida all’installazione, Configurazione, e File Read Me</text:span><text:tab/>10</text:a></text:p>
        </text:index-body>
      </text:table-of-content>
      <text:p text:style-name="Normale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  <text:p text:style-name="P81"/>
      <text:p text:style-name="P82"/>
      <text:list text:style-name="LFO1" text:continue-numbering="true">
        <text:list-item>
          <text:p text:style-name="P83"><text:bookmark-start text:name="_Toc39402235"/><text:bookmark-start text:name="_Toc39830713"/>Introduzione<text:bookmark-end text:name="_Toc39402235"/><text:bookmark-end text:name="_Toc39830713"/></text:p>
        </text:list-item>
      </text:list>
      <text:p text:style-name="Normale">Lo scopo del progetto è la realizzazione di una applicazione per un sistema di prenotazione voli per la compagnia aerea Finch Airlines. I<text:s/>servizi offerti dal sistema prevedono la possibilità di gestire tutte le informazioni inerenti ai voli effettuati dalla compagnia aerea. Inoltre, è prevista la possibilità di prenotare i voli da parte dei clienti e l’acquisto dei servizi accessori relativi<text:s/>(posto, bagagli).</text:p>
      <text:h text:style-name="Titolo2" text:outline-level="2"><text:bookmark-start text:name="_Toc39402236"/><text:bookmark-start text:name="_Toc39830714"/>1.1 Scopo<text:bookmark-end text:name="_Toc39402236"/><text:bookmark-end text:name="_Toc39830714"/></text:h>
      <text:p text:style-name="Normale">Il fine principale del documento di visione è la raccolta, analisi e definizione delle esigenze e dei servizi che Finch Airlines offre ai suoi clienti. Le modalità con cui Finch Airlines soddisfa le necessità dei suoi utenti sono presenti nel Modello dei Casi d'Uso e il documento delle Specifiche Supplementari.</text:p>
      <text:h text:style-name="Titolo2" text:outline-level="2"><text:bookmark-start text:name="_Toc39402237"/><text:bookmark-start text:name="_Toc39830715"/>1.2 Portata<text:bookmark-end text:name="_Toc39402237"/><text:bookmark-end text:name="_Toc39830715"/></text:h>
      <text:p text:style-name="Normale">Il presente documento di visione è realizzato dagli studenti Cavallaro S., Dilonardo M. e Patanè R., i quali svilupperanno una applicazione software per soddisfare le necessità del committente. Il sistema sarà sviluppato con tecnologia Java.</text:p>
      <text:h text:style-name="Titolo2" text:outline-level="2"><text:bookmark-start text:name="_Toc39402238"/><text:bookmark-start text:name="_Toc39830716"/>1.3 Definizioni<text:bookmark-end text:name="_Toc39402238"/><text:bookmark-end text:name="_Toc39830716"/></text:h>
      <text:p text:style-name="Normale">Informazioni relative alle definizioni sono presenti nel Glossario.</text:p>
      <text:h text:style-name="Titolo2" text:outline-level="2"><text:bookmark-start text:name="_Toc39402239"/><text:bookmark-start text:name="_Toc39830717"/>1.4 Riferimenti<text:bookmark-end text:name="_Toc39402239"/><text:bookmark-end text:name="_Toc39830717"/></text:h>
      <text:p text:style-name="P84"><text:span text:style-name="T85">Ente Nazionale per l’Aviazione Civile:<text:s/></text:span><text:a xlink:href="https://www.enac.gov.it/" office:target-frame-name="_top" xlink:show="replace"><text:span text:style-name="T86">https://www.enac.gov.it/</text:span></text:a><text:span text:style-name="T87"><text:s/></text:span></text:p>
      <text:h text:style-name="Titolo1" text:outline-level="1"><text:bookmark-start text:name="_Toc39402240"/><text:bookmark-start text:name="_Toc39830718"/>2.<text:s/>Posizionamento<text:bookmark-end text:name="_Toc39402240"/><text:bookmark-end text:name="_Toc39830718"/></text:h>
      <text:h text:style-name="Titolo2" text:outline-level="2"><text:bookmark-start text:name="_Toc39402241"/><text:bookmark-start text:name="_Toc39830719"/>2.1 Opportunità di Business<text:bookmark-end text:name="_Toc39402241"/><text:bookmark-end text:name="_Toc39830719"/></text:h>
      <text:p text:style-name="Normale">Il sistema è finalizzato ad integrare le modalità con cui servizi del committente vengono forniti. In particolare, si vuole offrire una<text:s/>soluzione che permetta una gestione delle prenotazioni semplice, veloce e disponibile 24/7, sia da parte dei clienti sia per la compagnia aerea. A tal fine, il sistema software, adattando le sue funzionalità e l’interfaccia grafica, viene sviluppato come una soluzione dedicata alla compagnia.<text:s/></text:p>
      <text:h text:style-name="Titolo2" text:outline-level="2"><text:bookmark-start text:name="_Toc39402242"/><text:bookmark-start text:name="_Toc39830720"/>2.2 Formulazione del problema<text:bookmark-end text:name="_Toc39402242"/><text:bookmark-end text:name="_Toc39830720"/></text:h>
      <text:p text:style-name="Normale"><text:span text:style-name="T88">D</text:span><text:span text:style-name="T89">escrizione del problema:<text:s/></text:span>La compagnia aerea gestisce un elevato numero di voli che operano su molteplici tratte. I voli, in quanto tali, comportano procedure lunghe e dispendiose in fase di prenotazioni con modalità tradizionale. Al contempo, l’archiviazione delle singole prenotazioni e la trasmissione delle informazioni agli aeroporti, che effettueranno le operazioni relative ai voli (check-in, controlli di sicurezza, imbarchi, ecc.), risulteranno parimenti complesse.</text:p>
      <text:p text:style-name="Normale"><text:span text:style-name="T90">Attori coinvolti:<text:s/></text:span>Amministratore, Cliente<text:span text:style-name="T91">.</text:span></text:p>
      <text:p text:style-name="Normale"><text:span text:style-name="T92">Impatto:<text:s/></text:span>Processo di gestione tradizionale delle prenotazioni lento e dispendioso.</text:p>
      <text:p text:style-name="P93">Benefici di una soluzione di successo:</text:p>
      <text:p text:style-name="Normale">Informatizzazione della gestione delle prenotazioni, riduzione dei tempi di elaborazione, della complessità del processo di vendita, abbattimento dei limiti temporali per la prenotazione e l’acquisto di voli.</text:p>
      <text:h text:style-name="Titolo2" text:outline-level="2"><text:bookmark-start text:name="_Toc39402243"/><text:bookmark-start text:name="_Toc39830721"/>2.3 Formulazione della posizione del prodotto<text:bookmark-end text:name="_Toc39402243"/><text:bookmark-end text:name="_Toc39830721"/></text:h>
      <text:p text:style-name="Normale"><text:span text:style-name="T94">D</text:span><text:span text:style-name="T95">estinatari:</text:span><text:s/>Il sistema è sviluppato per la compagnia aerea Finch Airlines.</text:p>
      <text:p text:style-name="Normale"><text:span text:style-name="T96">Obiettivi:</text:span><text:s/>Il committente vuole integrare le funzionalità di gestione prenotazione in un unico applicativo. Lo scopo principale è rendere più veloce il processo di vendita.</text:p>
      <text:p text:style-name="Normale"><text:span text:style-name="T97">Tipologia Prodotto:</text:span><text:s/>Prodotto software personalizzato.</text:p>
      <text:p text:style-name="Normale"><text:span text:style-name="T98">Funzione:</text:span><text:s/>Finch Airlines fornisce una soluzione unica per la creazione, modifica, cancellazione di prenotazioni di voli effettuati dalla compagnia.<text:s/></text:p>
      <text:p text:style-name="Normale"><text:span text:style-name="T99">Soluzioni alternative attuali:</text:span><text:s/>Non esistenti, perché le soluzioni alternative sono dedicate alle singole compagnie, quindi non rispondono alle esigenze specifiche di Finch Airlines.</text:p>
      <text:p text:style-name="Normale"><text:span text:style-name="T100">Caratteristiche prodotto:</text:span><text:s/>Il prodotto è realizzato per soddisfare le richieste specifiche del committente.<text:s/></text:p>
      <text:list text:style-name="LFO4" text:continue-numbering="true">
        <text:list-item>
          <text:p text:style-name="P101"><text:bookmark-start text:name="_Toc39402244"/><text:bookmark-start text:name="_Toc39830722"/>Parti interessate e descrizioni utente<text:bookmark-end text:name="_Toc39402244"/><text:bookmark-end text:name="_Toc39830722"/></text:p>
        </text:list-item>
      </text:list>
      <text:h text:style-name="Titolo2" text:outline-level="2"><text:bookmark-start text:name="_Toc39402245"/><text:bookmark-start text:name="_Toc39830723"/>3.1<text:s/>Riepilogo delle parti interessate<text:bookmark-end text:name="_Toc39402245"/><text:bookmark-end text:name="_Toc39830723"/></text:h>
      <table:table table:style-name="Table102">
        <table:table-columns>
          <table:table-column table:style-name="TableColumn103"/>
          <table:table-column table:style-name="TableColumn104"/>
          <table:table-column table:style-name="TableColumn105"/>
        </table:table-columns>
        <table:table-row table:style-name="TableRow106">
          <table:table-cell table:style-name="TableCell107">
            <text:p text:style-name="P108">Nome</text:p>
          </table:table-cell>
          <table:table-cell table:style-name="TableCell109">
            <text:p text:style-name="P110">Descrizione</text:p>
          </table:table-cell>
          <table:table-cell table:style-name="TableCell111">
            <text:p text:style-name="P112">Responsabilità</text:p>
          </table:table-cell>
        </table:table-row>
        <table:table-row table:style-name="TableRow113">
          <table:table-cell table:style-name="TableCell114">
            <text:p text:style-name="P115">Sviluppatore software<text:s/></text:p>
          </table:table-cell>
          <table:table-cell table:style-name="TableCell116">
            <text:p text:style-name="P117">Sviluppa il sistema</text:p>
          </table:table-cell>
          <table:table-cell table:style-name="TableCell118">
            <text:p text:style-name="P119">Egli è<text:s/>responsabile dello sviluppo del software<text:s/></text:p>
          </table:table-cell>
        </table:table-row>
        <table:table-row table:style-name="TableRow120">
          <table:table-cell table:style-name="TableCell121">
            <text:p text:style-name="P122">Manager del progetto</text:p>
          </table:table-cell>
          <table:table-cell table:style-name="TableCell123">
            <text:p text:style-name="P124">Coordina l’intero processo di sviluppo</text:p>
          </table:table-cell>
          <table:table-cell table:style-name="TableCell125">
            <text:p text:style-name="P126">Egli è<text:s/>responsabile della gestione risorse, del<text:s/>coordinamento delle interazioni col cliente e dell’intero processo di sviluppo.<text:s/></text:p>
          </table:table-cell>
        </table:table-row>
      </table:table>
      <text:h text:style-name="Titolo2" text:outline-level="2"><text:bookmark-start text:name="_Toc39402246"/><text:bookmark-start text:name="_Toc39830724"/>3.2<text:s/>Riepilogo dell’utente<text:bookmark-end text:name="_Toc39402246"/><text:bookmark-end text:name="_Toc39830724"/></text:h>
      <table:table table:style-name="Table127">
        <table:table-columns>
          <table:table-column table:style-name="TableColumn128"/>
          <table:table-column table:style-name="TableColumn129"/>
          <table:table-column table:style-name="TableColumn130"/>
          <table:table-column table:style-name="TableColumn131"/>
        </table:table-columns>
        <table:table-row table:style-name="TableRow132">
          <table:table-cell table:style-name="TableCell133">
            <text:p text:style-name="P134">Nome</text:p>
          </table:table-cell>
          <table:table-cell table:style-name="TableCell135">
            <text:p text:style-name="P136">Descrizione</text:p>
          </table:table-cell>
          <table:table-cell table:style-name="TableCell137">
            <text:p text:style-name="P138"><text:span text:style-name="T139">Responsabilità</text:span></text:p>
          </table:table-cell>
          <table:table-cell table:style-name="TableCell140">
            <text:p text:style-name="P141">Parte interessata</text:p>
          </table:table-cell>
        </table:table-row>
        <table:table-row table:style-name="TableRow142">
          <table:table-cell table:style-name="TableCell143">
            <text:p text:style-name="P144">Cliente</text:p>
          </table:table-cell>
          <table:table-cell table:style-name="TableCell145">
            <text:p text:style-name="P146">Utilizzatore</text:p>
            <text:p text:style-name="P147">dell’applicazione</text:p>
          </table:table-cell>
          <table:table-cell table:style-name="TableCell148">
            <text:p text:style-name="P149"><text:span text:style-name="T150">Utilizza il sistema per prenotare un volo e<text:s/></text:span><text:span text:style-name="T151">gestire le informazioni relative alle prenotazioni effettuate</text:span></text:p>
          </table:table-cell>
          <table:table-cell table:style-name="TableCell152">
            <text:p text:style-name="P153">Lo stesso cliente</text:p>
          </table:table-cell>
        </table:table-row>
        <table:table-row table:style-name="TableRow154">
          <table:table-cell table:style-name="TableCell155">
            <text:p text:style-name="P156">Amministratore</text:p>
          </table:table-cell>
          <table:table-cell table:style-name="TableCell157">
            <text:p text:style-name="P158">Utilizzatore</text:p>
            <text:p text:style-name="P159">dell’applicazione</text:p>
          </table:table-cell>
          <table:table-cell table:style-name="TableCell160">
            <text:p text:style-name="P161"><text:span text:style-name="T162">Utilizza l’applicazione per gestire i voli operati dalla compagnia aerea e le prenotazioni effettuate dai clienti.</text:span></text:p>
          </table:table-cell>
          <table:table-cell table:style-name="TableCell163">
            <text:p text:style-name="P164">La<text:s/>compagnia aerea</text:p>
          </table:table-cell>
        </table:table-row>
      </table:table>
      <text:h text:style-name="Titolo2" text:outline-level="2"><text:bookmark-start text:name="_Toc39402247"/><text:bookmark-start text:name="_Toc39830725"/>3.3<text:s/>Ambiente dell’utente<text:bookmark-end text:name="_Toc39402247"/><text:bookmark-end text:name="_Toc39830725"/></text:h>
      <text:list text:style-name="LFO2" text:continue-numbering="true">
        <text:list-item>
          <text:p text:style-name="P165">L’applicazione sarà<text:s/>utilizzata<text:s/>dall’amministratore e dal cliente.</text:p>
        </text:list-item>
        <text:list-item>
          <text:p text:style-name="P166">Il cliente deve poter effettuare una prenotazione in modo rapido e semplice.</text:p>
        </text:list-item>
        <text:list-item>
          <text:p text:style-name="P167">L’amministratore deve potere prendere visione di tutte le prenotazioni effettuate dai clienti, gestire le informazioni relative ai voli della compagnia.</text:p>
        </text:list-item>
        <text:list-item>
          <text:p text:style-name="P168"><text:span text:style-name="T169">La comunicazione avviene mediante e-mail generate dal sistema.</text:span></text:p>
        </text:list-item>
      </text:list>
      <text:h text:style-name="Titolo2" text:outline-level="2"><text:bookmark-start text:name="_Toc39402248"/><text:bookmark-start text:name="_Toc39830726"/>3.4<text:s/>Profili delle parti interessate e degli utenti<text:bookmark-end text:name="_Toc39402248"/><text:bookmark-end text:name="_Toc39830726"/></text:h>
      <text:p text:style-name="Normale">Utente (Amministratore)</text:p>
      <table:table table:style-name="Table170">
        <table:table-columns>
          <table:table-column table:style-name="TableColumn171"/>
          <table:table-column table:style-name="TableColumn172"/>
        </table:table-columns>
        <table:table-row table:style-name="TableRow173">
          <table:table-cell table:style-name="TableCell174">
            <text:p text:style-name="P175">Rappresentante</text:p>
          </table:table-cell>
          <table:table-cell table:style-name="TableCell176">
            <text:p text:style-name="P177"><text:span text:style-name="T178">Mario<text:s/></text:span><text:span text:style-name="T179">R</text:span><text:span text:style-name="T180">ossi</text:span></text:p>
          </table:table-cell>
        </table:table-row>
        <table:table-row table:style-name="TableRow181">
          <table:table-cell table:style-name="TableCell182">
            <text:p text:style-name="P183">Descrizione</text:p>
          </table:table-cell>
          <table:table-cell table:style-name="TableCell184">
            <text:p text:style-name="P185">Amministratore, impiegato della compagnia aerea che si occupa della gestione di:</text:p>
            <text:p text:style-name="P186">prenotazioni dei clienti e dei voli.</text:p>
          </table:table-cell>
        </table:table-row>
        <table:table-row table:style-name="TableRow187">
          <table:table-cell table:style-name="TableCell188">
            <text:p text:style-name="P189">Competenze<text:s/></text:p>
          </table:table-cell>
          <table:table-cell table:style-name="TableCell190">
            <text:p text:style-name="P191">L’amministratore<text:s/>conosce il dominio della compagnia aerea, nell’ambito dell’aviazione civile; ha<text:s/>discrete competenze informatiche, requisito per l’assunzione nella compagnia.</text:p>
          </table:table-cell>
        </table:table-row>
        <table:table-row table:style-name="TableRow192">
          <table:table-cell table:style-name="TableCell193">
            <text:p text:style-name="P194"><text:span text:style-name="T195">Responsabilità</text:span></text:p>
          </table:table-cell>
          <table:table-cell table:style-name="TableCell196">
            <text:p text:style-name="P197">Alla definizione dei requisiti principali del sistema, partecipa l’amministratore. In fase di sviluppo fornirà un feedback del software in ciascuna iterazione.</text:p>
          </table:table-cell>
        </table:table-row>
        <table:table-row table:style-name="TableRow198">
          <table:table-cell table:style-name="TableCell199">
            <text:p text:style-name="P200">Criteri di successo</text:p>
          </table:table-cell>
          <table:table-cell table:style-name="TableCell201">
            <text:p text:style-name="P202">Miglioramento del processo di acquisizione delle prenotazioni effettuate dai clienti e della gestione dei voli.<text:s/></text:p>
          </table:table-cell>
        </table:table-row>
        <table:table-row table:style-name="TableRow203">
          <table:table-cell table:style-name="TableCell204">
            <text:p text:style-name="P205">Coinvolgimento</text:p>
          </table:table-cell>
          <table:table-cell table:style-name="TableCell206">
            <text:p text:style-name="P207">L’amministratore contribuisce attivamente al processo di testing e valutazione del prodotto.<text:s/></text:p>
          </table:table-cell>
        </table:table-row>
        <table:table-row table:style-name="TableRow208">
          <table:table-cell table:style-name="TableCell209">
            <text:p text:style-name="P210">Elaborati aggiuntivi</text:p>
          </table:table-cell>
          <table:table-cell table:style-name="TableCell211">
            <text:p text:style-name="P212">Nessuno</text:p>
          </table:table-cell>
        </table:table-row>
        <table:table-row table:style-name="TableRow213">
          <table:table-cell table:style-name="TableCell214">
            <text:p text:style-name="P215">Commenti/problemi</text:p>
          </table:table-cell>
          <table:table-cell table:style-name="TableCell216">
            <text:p text:style-name="P217">Nessuno</text:p>
          </table:table-cell>
        </table:table-row>
      </table:table>
      <text:p text:style-name="Normale">Utente (Cliente)</text:p>
      <table:table table:style-name="Table218">
        <table:table-columns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Rappresentante</text:p>
          </table:table-cell>
          <table:table-cell table:style-name="TableCell224">
            <text:p text:style-name="P225"><text:span text:style-name="T226">Giuseppe Verdi</text:span></text:p>
          </table:table-cell>
        </table:table-row>
        <table:table-row table:style-name="TableRow227">
          <table:table-cell table:style-name="TableCell228">
            <text:p text:style-name="P229">Descrizione</text:p>
          </table:table-cell>
          <table:table-cell table:style-name="TableCell230">
            <text:p text:style-name="P231">Cliente, ovvero colui che vuole prenotare dei voli, oppure gestire prenotazioni già effettuate.</text:p>
          </table:table-cell>
        </table:table-row>
        <table:table-row table:style-name="TableRow232">
          <table:table-cell table:style-name="TableCell233">
            <text:p text:style-name="P234">Competenze<text:s/></text:p>
          </table:table-cell>
          <table:table-cell table:style-name="TableCell235">
            <text:p text:style-name="P236">Il cliente potrebbe non<text:s/>possedere competenze informatiche e/o del dominio applicativo.</text:p>
          </table:table-cell>
        </table:table-row>
        <table:table-row table:style-name="TableRow237">
          <table:table-cell table:style-name="TableCell238">
            <text:p text:style-name="P239"><text:span text:style-name="T240">Responsabilità</text:span></text:p>
          </table:table-cell>
          <table:table-cell table:style-name="TableCell241">
            <text:p text:style-name="P242">Alla definizione dei requisiti principali del sistema, potrebbe essere prevista una partecipazione a campione del cliente.</text:p>
          </table:table-cell>
        </table:table-row>
        <table:table-row table:style-name="TableRow243">
          <table:table-cell table:style-name="TableCell244">
            <text:p text:style-name="P245">Criteri di successo</text:p>
          </table:table-cell>
          <table:table-cell table:style-name="TableCell246">
            <text:p text:style-name="P247">Miglioramento del<text:s/>processo di gestione delle prenotazioni in termini di semplicità, velocità e di disponibilità del sistema 24/7.<text:s/></text:p>
          </table:table-cell>
        </table:table-row>
        <table:table-row table:style-name="TableRow248">
          <table:table-cell table:style-name="TableCell249">
            <text:p text:style-name="P250">Coinvolgimento</text:p>
          </table:table-cell>
          <table:table-cell table:style-name="TableCell251">
            <text:p text:style-name="P252">Nessuno</text:p>
          </table:table-cell>
        </table:table-row>
        <table:table-row table:style-name="TableRow253">
          <table:table-cell table:style-name="TableCell254">
            <text:p text:style-name="P255">Elaborati aggiuntivi</text:p>
          </table:table-cell>
          <table:table-cell table:style-name="TableCell256">
            <text:p text:style-name="P257">Nessuno</text:p>
          </table:table-cell>
        </table:table-row>
        <table:table-row table:style-name="TableRow258">
          <table:table-cell table:style-name="TableCell259">
            <text:p text:style-name="P260">Commenti/problemi</text:p>
          </table:table-cell>
          <table:table-cell table:style-name="TableCell261">
            <text:p text:style-name="P262">Nessuno</text:p>
          </table:table-cell>
        </table:table-row>
      </table:table>
      <text:p text:style-name="Normale"/>
      <text:p text:style-name="Normale">Sviluppatore software</text:p>
      <table:table table:style-name="Table263">
        <table:table-columns>
          <table:table-column table:style-name="TableColumn264"/>
          <table:table-column table:style-name="TableColumn265"/>
        </table:table-columns>
        <table:table-row table:style-name="TableRow266">
          <table:table-cell table:style-name="TableCell267">
            <text:p text:style-name="P268">Rappresentante</text:p>
          </table:table-cell>
          <table:table-cell table:style-name="TableCell269">
            <text:p text:style-name="P270"><text:span text:style-name="T271">Cavallaro<text:s/></text:span><text:span text:style-name="T272">Salvatore, Dilonardo Matteo, Patanè Rosario</text:span></text:p>
          </table:table-cell>
        </table:table-row>
        <table:table-row table:style-name="TableRow273">
          <table:table-cell table:style-name="TableCell274">
            <text:p text:style-name="P275">Descrizione</text:p>
          </table:table-cell>
          <table:table-cell table:style-name="TableCell276">
            <text:p text:style-name="P277">Gli sviluppatori software si occuperanno di realizzare il prodotto finale</text:p>
            <text:p text:style-name="P278">seguendo un approccio alla progettazione di tipo iterativo ed evolutivo.</text:p>
          </table:table-cell>
        </table:table-row>
        <table:table-row table:style-name="TableRow279">
          <table:table-cell table:style-name="TableCell280">
            <text:p text:style-name="P281">Competenze<text:s/></text:p>
          </table:table-cell>
          <table:table-cell table:style-name="TableCell282">
            <text:p text:style-name="P283">Conoscono i principi dello</text:p>
            <text:p text:style-name="P284">sviluppo software iterativo basato su UP e di linguaggi di programmazione orientati agli oggetti. Il sistema non è approfonditamente è noto.</text:p>
          </table:table-cell>
        </table:table-row>
        <table:table-row table:style-name="TableRow285">
          <table:table-cell table:style-name="TableCell286">
            <text:p text:style-name="P287"><text:span text:style-name="T288">Responsabilità</text:span></text:p>
          </table:table-cell>
          <table:table-cell table:style-name="TableCell289">
            <text:p text:style-name="P290">Fornire l’analisi dei requisiti, progettazione e implementazione del software e testing del<text:s/>prodotto mediante test specifici.</text:p>
          </table:table-cell>
        </table:table-row>
        <table:table-row table:style-name="TableRow291">
          <table:table-cell table:style-name="TableCell292">
            <text:p text:style-name="P293">Criteri di successo</text:p>
          </table:table-cell>
          <table:table-cell table:style-name="TableCell294">
            <text:p text:style-name="P295">Numero di bug, richieste di modifica e soddisfazione del cliente e del</text:p>
            <text:p text:style-name="P296">manager.</text:p>
          </table:table-cell>
        </table:table-row>
        <table:table-row table:style-name="TableRow297">
          <table:table-cell table:style-name="TableCell298">
            <text:p text:style-name="P299">Coinvolgimento</text:p>
          </table:table-cell>
          <table:table-cell table:style-name="TableCell300">
            <text:p text:style-name="P301">Gli sviluppatori sono coinvolti durante tutte le fasi di sviluppo.</text:p>
          </table:table-cell>
        </table:table-row>
        <table:table-row table:style-name="TableRow302">
          <table:table-cell table:style-name="TableCell303">
            <text:p text:style-name="P304">Elaborati aggiuntivi</text:p>
          </table:table-cell>
          <table:table-cell table:style-name="TableCell305">
            <text:p text:style-name="P306">Nessuno</text:p>
          </table:table-cell>
        </table:table-row>
        <table:table-row table:style-name="TableRow307">
          <table:table-cell table:style-name="TableCell308">
            <text:p text:style-name="P309">Commenti/problemi</text:p>
          </table:table-cell>
          <table:table-cell table:style-name="TableCell310">
            <text:p text:style-name="P311">Nessuno</text:p>
          </table:table-cell>
        </table:table-row>
      </table:table>
      <text:h text:style-name="Titolo2" text:outline-level="2"><text:bookmark-start text:name="_Toc39402249"/><text:bookmark-start text:name="_Toc39830727"/>3.5 Alternative e Concorrenza<text:bookmark-end text:name="_Toc39402249"/><text:bookmark-end text:name="_Toc39830727"/></text:h>
      <text:list text:style-name="LFO3" text:continue-numbering="true">
        <text:list-item>
          <text:p text:style-name="P312">Alitalia:<text:s/><text:a xlink:href="https://www.alitalia.com/it" office:target-frame-name="_top" xlink:show="replace"><text:span text:style-name="Collegamentoipertestuale">https://www.alitalia.com</text:span></text:a></text:p>
        </text:list-item>
        <text:list-item>
          <text:p text:style-name="P313">Ryanair:<text:s/><text:a office:title="https://www.ryanair.com" xlink:href="https://www.ryanair.com" office:target-frame-name="_top" xlink:show="replace"><text:span text:style-name="T314">https://www.ryanair.com</text:span></text:a></text:p>
        </text:list-item>
        <text:list-item>
          <text:p text:style-name="P315">Easyjet:<text:s/><text:a office:title="https://www.easyjet.com" xlink:href="https://www.easyjet.com" office:target-frame-name="_top" xlink:show="replace"><text:span text:style-name="T316">https://www.easyjet.com</text:span></text:a></text:p>
        </text:list-item>
        <text:list-item>
          <text:p text:style-name="P317">Vueling<text:s/><text:a xlink:href="https://www.vueling.com" office:target-frame-name="_top" xlink:show="replace"><text:span text:style-name="Collegamentoipertestuale">https://www.vueling.com</text:span></text:a></text:p>
        </text:list-item>
        <text:list-item>
          <text:p text:style-name="P318">Altre compagnie aeree</text:p>
        </text:list-item>
      </text:list>
      <text:list text:style-name="LFO4" text:continue-numbering="true">
        <text:list-item>
          <text:p text:style-name="P319"><text:bookmark-start text:name="_Toc39830728"/>Descrizione generale del prodotto<text:bookmark-end text:name="_Toc39830728"/></text:p>
        </text:list-item>
      </text:list>
      <text:h text:style-name="Titolo2" text:outline-level="2"><text:bookmark-start text:name="_Toc39830729"/>4.1<text:s/>Punto di vista del prodotto<text:bookmark-end text:name="_Toc39830729"/></text:h>
      <text:p text:style-name="Normale">L’istallazione del software avverrà presso le workstation degli uffici della compagnia. Il sistema gestisce le informazioni attraverso database interni ed esterni appartenenti agli aeroporti in cui opereranno i singoli voli.<text:s/>Il sistema infine collaborerà con altri sistemi esterni:<text:s/>servizio e-mail, servizio di pagamento.</text:p>
      <text:h text:style-name="Titolo2" text:outline-level="2"><text:bookmark-start text:name="_Toc39830730"/>4.2 Riepilogo dei vantaggi<text:bookmark-end text:name="_Toc39830730"/></text:h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Vantaggi per le parti interessate</text:p>
          </table:table-cell>
          <table:table-cell table:style-name="TableCell326">
            <text:p text:style-name="P327">Caratteristica di supporto</text:p>
          </table:table-cell>
        </table:table-row>
        <table:table-row table:style-name="TableRow328">
          <table:table-cell table:style-name="TableCell329">
            <text:p text:style-name="P330">Maggiore flessibilità per la gestione delle prenotazioni da parte del cliente</text:p>
          </table:table-cell>
          <table:table-cell table:style-name="TableCell331">
            <text:p text:style-name="P332">Il sistema permette la prenotazione e la gestione di voli 24/7 e da qualsiasi luogo</text:p>
          </table:table-cell>
        </table:table-row>
        <table:table-row table:style-name="TableRow333">
          <table:table-cell table:style-name="TableCell334">
            <text:p text:style-name="P335">Migliore gestione delle informazioni di voli, clienti e prenotazioni per l’amministratore</text:p>
          </table:table-cell>
          <table:table-cell table:style-name="TableCell336">
            <text:p text:style-name="P337">Il sistema permette una gestione dei voli, visualizzazione delle informazioni dei clienti e delle prenotazioni centralizzate</text:p>
          </table:table-cell>
        </table:table-row>
        <table:table-row table:style-name="TableRow338">
          <table:table-cell table:style-name="TableCell339">
            <text:p text:style-name="P340">Risparmio di tempo quanto al check-in da parte del cliente</text:p>
          </table:table-cell>
          <table:table-cell table:style-name="TableCell341">
            <text:p text:style-name="P342">Il sistema offre la possibilità di effettuare il check-in online</text:p>
          </table:table-cell>
        </table:table-row>
        <table:table-row table:style-name="TableRow343">
          <table:table-cell table:style-name="TableCell344">
            <text:p text:style-name="P345">Procedura di pagamento più veloce e sicura</text:p>
          </table:table-cell>
          <table:table-cell table:style-name="TableCell346">
            <text:p text:style-name="P347">Il sistema<text:s/>permette il pagamento mediante carta di credito interfacciandosi con un servizio esterno</text:p>
          </table:table-cell>
        </table:table-row>
        <table:table-row table:style-name="TableRow348">
          <table:table-cell table:style-name="TableCell349">
            <text:p text:style-name="P350">Sconti sul prezzo</text:p>
          </table:table-cell>
          <table:table-cell table:style-name="TableCell351">
            <text:p text:style-name="P352">Il sistema permette, in base alla frequenza delle prenotazioni, genera dei punti utili ad uno sconto sul prezzo di una prenotazione</text:p>
          </table:table-cell>
        </table:table-row>
      </table:table>
      <text:h text:style-name="Titolo2" text:outline-level="2"><text:bookmark-start text:name="_Toc39830731"/>4.3 Ipotesi e dipendenze<text:bookmark-end text:name="_Toc39830731"/></text:h>
      <text:p text:style-name="Normale">● Accesso alla rete internet per l’integrazione dei servizi di comunicazione<text:s/>tramite<text:s/>e-mail</text:p>
      <text:p text:style-name="Normale">● Disponibilità di una JVM (Java Virtual Machine) per il sistema operativo in uso</text:p>
      <text:h text:style-name="Titolo2" text:outline-level="2"><text:bookmark-start text:name="_Toc39830732"/>4.4 Licenze ed installazione<text:bookmark-end text:name="_Toc39830732"/></text:h>
      <text:p text:style-name="Normale">Finch Airlines sarà rilasciato sotto licenza<text:s/>proprietaria.</text:p>
      <text:list text:style-name="LFO4" text:continue-numbering="true">
        <text:list-item>
          <text:p text:style-name="P353"><text:bookmark-start text:name="_Toc39830733"/>Caratteristiche del sistema<text:bookmark-end text:name="_Toc39830733"/></text:p>
        </text:list-item>
      </text:list>
      <text:h text:style-name="Titolo2" text:outline-level="2"><text:bookmark-start text:name="_Toc39830734"/>5.1<text:s/>Caratteristiche del sistema<text:bookmark-end text:name="_Toc39830734"/></text:h>
      <text:p text:style-name="Normale">1. applicazione multipiattaforma</text:p>
      <text:p text:style-name="Normale">2. accesso alla rete per l’invio di e-mail</text:p>
      <text:p text:style-name="Normale">3. interfacciamento con servizio di pagamento esterno</text:p>
      <text:h text:style-name="Titolo2" text:outline-level="2"><text:bookmark-start text:name="_Toc39830735"/>5.2<text:s/>Acquisto e prenotazione<text:bookmark-end text:name="_Toc39830735"/></text:h>
      <text:p text:style-name="Normale">1. gestione dei clienti,<text:s/>delle prenotazioni<text:s/>e dei voli</text:p>
      <text:p text:style-name="Normale">2. comunicazione automatica dell’avvenuta<text:s/>prenotazione</text:p>
      <text:p text:style-name="Normale">3.<text:s/>sconto<text:s/>finale sulle vendite<text:s/>delle prenotazioni</text:p>
      <text:p text:style-name="Normale">4. check-in online</text:p>
      <text:h text:style-name="Titolo2" text:outline-level="2"><text:bookmark-start text:name="_Toc39830736"/>5.3<text:s/>Gestione voli<text:bookmark-end text:name="_Toc39830736"/><text:s/></text:h>
      <text:p text:style-name="P354">1. creazione dei voli effettuati dalla compagnia aerea</text:p>
      <text:p text:style-name="P355">2. creazione delle tratte su cui opera la compagnia aerea</text:p>
      <text:h text:style-name="Titolo2" text:outline-level="2"><text:bookmark-start text:name="_Toc39830737"/>5.4<text:s/>Promozioni<text:bookmark-end text:name="_Toc39830737"/></text:h>
      <text:p text:style-name="Normale">1. promozioni per clienti abituali<text:s/>basate su raccolta punti</text:p>
      <text:h text:style-name="Titolo1" text:outline-level="1"><text:bookmark-start text:name="_Toc39830738"/>6. Precedenze e Priorità<text:bookmark-end text:name="_Toc39830738"/></text:h>
      <table:table table:style-name="Table356">
        <table:table-columns>
          <table:table-column table:style-name="TableColumn357"/>
          <table:table-column table:style-name="TableColumn358"/>
        </table:table-columns>
        <table:table-row table:style-name="TableRow359">
          <table:table-cell table:style-name="TableCell360">
            <text:p text:style-name="P361">Priorità</text:p>
          </table:table-cell>
          <table:table-cell table:style-name="TableCell362">
            <text:p text:style-name="P363">Caratteristica</text:p>
          </table:table-cell>
        </table:table-row>
        <table:table-row table:style-name="TableRow364">
          <table:table-cell table:style-name="TableCell365">
            <text:p text:style-name="P366">Alta</text:p>
          </table:table-cell>
          <table:table-cell table:style-name="TableCell367">
            <text:p text:style-name="P368">Ricerca e gestione delle prenotazioni e acquisto dei voli</text:p>
          </table:table-cell>
        </table:table-row>
        <table:table-row table:style-name="TableRow369">
          <table:table-cell table:style-name="TableCell370">
            <text:p text:style-name="P371">Media</text:p>
          </table:table-cell>
          <table:table-cell table:style-name="TableCell372">
            <text:p text:style-name="P373">Gestione dei voli da parte della compagnia</text:p>
          </table:table-cell>
        </table:table-row>
        <table:table-row table:style-name="TableRow374">
          <table:table-cell table:style-name="TableCell375">
            <text:p text:style-name="P376">Bassa</text:p>
          </table:table-cell>
          <table:table-cell table:style-name="TableCell377">
            <text:p text:style-name="P378">Aggiunta e gestione delle promozioni</text:p>
          </table:table-cell>
        </table:table-row>
      </table:table>
      <text:h text:style-name="Titolo1" text:outline-level="1"><text:bookmark-start text:name="_Toc39830739"/>7. Vincoli e altri requisiti del prodotto<text:bookmark-end text:name="_Toc39830739"/></text:h>
      <text:h text:style-name="Titolo2" text:outline-level="2"><text:bookmark-start text:name="_Toc39830740"/>7.1 Requisiti di Sistema<text:bookmark-end text:name="_Toc39830740"/></text:h>
      <text:p text:style-name="Normale">● Personal computer con Java Virtual Machine disponibile. Necessario supporto per Java 8</text:p>
      <text:p text:style-name="Normale">● Accesso alla rete internet</text:p>
      <text:h text:style-name="Titolo2" text:outline-level="2"><text:bookmark-start text:name="_Toc39830741"/>7.2 Requisiti di Performance<text:bookmark-end text:name="_Toc39830741"/></text:h>
      <text:p text:style-name="Normale">Non specificato.</text:p>
      <text:h text:style-name="Titolo1" text:outline-level="1"><text:bookmark-start text:name="_Toc39830742"/>8. Requisiti di Documentazione<text:bookmark-end text:name="_Toc39830742"/></text:h>
      <text:h text:style-name="Titolo2" text:outline-level="2"><text:bookmark-start text:name="_Toc39830743"/>8.1 Manuale Utente<text:bookmark-end text:name="_Toc39830743"/></text:h>
      <text:p text:style-name="Normale">Non specificato.</text:p>
      <text:h text:style-name="Titolo2" text:outline-level="2"><text:bookmark-start text:name="_Toc39830744"/>8.2 Help Online<text:bookmark-end text:name="_Toc39830744"/></text:h>
      <text:p text:style-name="Normale">Non specificato.</text:p>
      <text:h text:style-name="Titolo2" text:outline-level="2"><text:bookmark-start text:name="_Toc39830745"/>8.3 Guida all’installazione, Configurazione, e File Read Me<text:bookmark-end text:name="_Toc39830745"/></text:h>
      <text:p text:style-name="Normale">Non specificato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-BoldMT" svg:font-family="Arial-BoldMT" style:font-family-generic="system"/>
    <style:font-face style:name="Segoe UI" svg:font-family="Segoe UI" style:font-family-generic="swiss" style:font-pitch="variable" svg:panose-1="2 11 5 2 4 2 4 2 2 3"/>
    <style:font-face style:name="ArialMT" svg:font-family="ArialMT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75in" fo:margin-bottom="0.5833in"/>
      <style:text-properties style:font-name="Calibri Light" style:font-name-asian="Times New Roman" fo:color="#000000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3611in" fo:margin-bottom="0.3333in"/>
      <style:text-properties style:font-name="Calibri Light" style:font-name-asian="Times New Roman" fo:color="#000000" fo:font-size="13pt" style:font-size-asian="13pt" style:font-size-complex="13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Normale" style:display-name="Normale" style:family="paragraph">
      <style:paragraph-properties fo:line-height="100%"/>
      <style:text-properties fo:hyphenate="false"/>
    </style:style>
    <style:style style:name="Car.predefinitoparagrafo" style:display-name="Car. predefinito paragrafo" style:family="text"/>
    <style:style style:name="Nessunaspaziatura" style:display-name="Nessuna spaziatura" style:family="paragraph">
      <style:paragraph-properties fo:margin-bottom="0in" fo:line-height="100%"/>
      <style:text-properties fo:hyphenate="false"/>
    </style:style>
    <style:style style:name="Collegamentoipertestuale" style:display-name="Collegamento ipertestuale" style:family="text" style:parent-style-name="Car.predefinitoparagraf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000000" fo:font-size="16pt" style:font-size-asian="16pt" style:font-size-complex="16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000000" fo:font-size="13pt" style:font-size-asian="13pt" style:font-size-complex="13pt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style:style style:name="Intestazione" style:display-name="Intestazione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/>
    <style:style style:name="Titolosommario" style:display-name="Titolo sommario" style:family="paragraph" style:parent-style-name="Titolo1" style:next-style-name="Normale" style:default-outline-level="1">
      <style:text-properties fo:color="#2F5496" style:language-asian="it" style:country-asian="IT" fo:hyphenate="false"/>
    </style:style>
    <style:style style:name="Sommario1" style:display-name="Sommario 1" style:family="paragraph" style:parent-style-name="Normale" style:next-style-name="Normale" style:auto-update="true">
      <style:paragraph-properties fo:margin-bottom="0.0694in"/>
      <style:text-properties fo:hyphenate="false"/>
    </style:style>
    <style:style style:name="Sommario2" style:display-name="Sommario 2" style:family="paragraph" style:parent-style-name="Normale" style:next-style-name="Normale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1F3763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Symbol" style:font-name-complex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in" text:min-label-width="0.2708in" text:list-level-position-and-space-mode="label-alignment">
          <style:list-level-label-alignment text:label-followed-by="listtab" fo:margin-left="0.2708in" fo:text-indent="-0.2708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P2" style:parent-style-name="Pièdipagina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èdipa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o pat</meta:initial-creator>
    <dc:creator>Saro pat</dc:creator>
    <meta:creation-date>2020-05-03T07:56:00Z</meta:creation-date>
    <dc:date>2020-05-08T09:45:00Z</dc:date>
    <meta:template xlink:href="Normal.dotm" xlink:type="simple"/>
    <meta:editing-cycles>5</meta:editing-cycles>
    <meta:editing-duration>PT16500S</meta:editing-duration>
    <meta:document-statistic meta:page-count="1" meta:paragraph-count="26" meta:word-count="1976" meta:character-count="13216" meta:row-count="93" meta:non-whitespace-character-count="11266"/>
  </office:meta>
</office:document-meta>
</file>